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  <style:text-properties fo:language="en" fo:country="US"/>
    </style:style>
    <style:style style:name="P5" style:parent-style-name="stytext" style:family="paragraph">
      <style:text-properties fo:language="en" fo:country="US"/>
    </style:style>
    <style:style style:name="P6" style:parent-style-name="stytext" style:family="paragraph">
      <style:text-properties fo:language="en" fo:country="US"/>
    </style:style>
    <style:style style:name="P7" style:parent-style-name="stytext" style:family="paragraph">
      <style:text-properties fo:language="en" fo:country="US"/>
    </style:style>
    <style:style style:name="P8" style:parent-style-name="stytext" style:family="paragraph">
      <style:text-properties fo:language="en" fo:country="US"/>
    </style:style>
    <style:style style:name="P9" style:parent-style-name="stytext" style:family="paragraph">
      <style:text-properties fo:language="en" fo:country="US"/>
    </style:style>
    <style:style style:name="P10" style:parent-style-name="stytext" style:family="paragraph">
      <style:text-properties fo:language="en" fo:country="US"/>
    </style:style>
    <style:style style:name="P11" style:parent-style-name="stytext" style:family="paragraph">
      <style:text-properties fo:language="en" fo:country="US"/>
    </style:style>
    <style:style style:name="P12" style:parent-style-name="stytext" style:family="paragraph">
      <style:text-properties fo:language="en" fo:country="US"/>
    </style:style>
    <style:style style:name="P13" style:parent-style-name="stytext" style:family="paragraph">
      <style:text-properties fo:language="en" fo:country="US"/>
    </style:style>
    <style:style style:name="P14" style:parent-style-name="stytext" style:family="paragraph">
      <style:text-properties fo:language="en" fo:country="US"/>
    </style:style>
    <style:style style:name="P15" style:parent-style-name="stytext" style:family="paragraph">
      <style:text-properties fo:language="en" fo:country="US"/>
    </style:style>
    <style:style style:name="P16" style:parent-style-name="stytext" style:family="paragraph">
      <style:text-properties fo:language="en" fo:country="US"/>
    </style:style>
    <style:style style:name="P17" style:parent-style-name="stytext" style:family="paragraph">
      <style:text-properties fo:language="en" fo:country="US"/>
    </style:style>
    <style:style style:name="P18" style:parent-style-name="stytext" style:family="paragraph">
      <style:text-properties fo:language="en" fo:country="US"/>
    </style:style>
    <style:style style:name="P19" style:parent-style-name="stytext" style:family="paragraph">
      <style:text-properties fo:language="en" fo:country="US"/>
    </style:style>
    <style:style style:name="P20" style:parent-style-name="stytext" style:family="paragraph">
      <style:text-properties fo:language="en" fo:country="US"/>
    </style:style>
    <style:style style:name="P21" style:parent-style-name="stytext" style:family="paragraph">
      <style:text-properties fo:language="en" fo:country="US"/>
    </style:style>
    <style:style style:name="P22" style:parent-style-name="stytext" style:family="paragraph">
      <style:text-properties fo:language="en" fo:country="US"/>
    </style:style>
    <style:style style:name="P23" style:parent-style-name="stytext" style:family="paragraph">
      <style:text-properties fo:language="en" fo:country="US"/>
    </style:style>
    <style:style style:name="P24" style:parent-style-name="stytext" style:family="paragraph">
      <style:text-properties fo:language="en" fo:country="US"/>
    </style:style>
    <style:style style:name="P25" style:parent-style-name="stytext" style:family="paragraph">
      <style:text-properties fo:language="en" fo:country="US"/>
    </style:style>
    <style:style style:name="P26" style:parent-style-name="stytext" style:family="paragraph">
      <style:text-properties fo:language="en" fo:country="US"/>
    </style:style>
    <style:style style:name="P27" style:parent-style-name="stytext" style:family="paragraph">
      <style:text-properties fo:language="en" fo:country="US"/>
    </style:style>
    <style:style style:name="P28" style:parent-style-name="stytext" style:family="paragraph">
      <style:text-properties fo:language="en" fo:country="US"/>
    </style:style>
    <style:style style:name="P29" style:parent-style-name="stytext" style:family="paragraph">
      <style:text-properties fo:language="en" fo:country="US"/>
    </style:style>
    <style:style style:name="P30" style:parent-style-name="Title" style:family="paragraph">
      <style:paragraph-properties fo:margin-bottom="0.1666in"/>
      <style:text-properties fo:font-size="14pt" style:font-size-asian="14pt" style:font-size-complex="14pt"/>
    </style:style>
    <style:style style:name="TableColumn32" style:family="table-column">
      <style:table-column-properties style:column-width="0.7812in" style:use-optimal-column-width="false"/>
    </style:style>
    <style:style style:name="TableColumn33" style:family="table-column">
      <style:table-column-properties style:column-width="1.1416in" style:use-optimal-column-width="false"/>
    </style:style>
    <style:style style:name="TableColumn34" style:family="table-column">
      <style:table-column-properties style:column-width="1.0347in" style:use-optimal-column-width="false"/>
    </style:style>
    <style:style style:name="TableColumn35" style:family="table-column">
      <style:table-column-properties style:column-width="0.7805in" style:use-optimal-column-width="false"/>
    </style:style>
    <style:style style:name="TableColumn36" style:family="table-column">
      <style:table-column-properties style:column-width="1.2826in" style:use-optimal-column-width="false"/>
    </style:style>
    <style:style style:name="TableColumn37" style:family="table-column">
      <style:table-column-properties style:column-width="0.8826in" style:use-optimal-column-width="false"/>
    </style:style>
    <style:style style:name="TableColumn38" style:family="table-column">
      <style:table-column-properties style:column-width="0.784in" style:use-optimal-column-width="false"/>
    </style:style>
    <style:style style:name="Table31" style:family="table">
      <style:table-properties style:width="6.6875in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1" style:parent-style-name="stytable-head" style:family="paragraph">
      <style:text-properties fo:language="en" fo:country="US"/>
    </style:style>
    <style:style style:name="TableCell42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3" style:parent-style-name="stytable-head" style:family="paragraph">
      <style:text-properties fo:language="en" fo:country="US"/>
    </style:style>
    <style:style style:name="TableCell4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5" style:parent-style-name="stytable-head" style:family="paragraph">
      <style:text-properties fo:language="en" fo:country="US"/>
    </style:style>
    <style:style style:name="TableCell4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7" style:parent-style-name="stytable-head" style:family="paragraph">
      <style:text-properties fo:language="en" fo:country="US"/>
    </style:style>
    <style:style style:name="TableCell4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9" style:parent-style-name="stytable-head" style:family="paragraph">
      <style:text-properties fo:language="en" fo:country="U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padding-top="0.0194in" fo:padding-left="0.0395in" fo:padding-bottom="0.0194in" fo:padding-right="0.0395in"/>
    </style:style>
    <style:style style:name="P52" style:parent-style-name="stytable-0" style:family="paragraph">
      <style:text-properties fo:language="en" fo:country="US"/>
    </style:style>
    <style:style style:name="TableCell53" style:family="table-cell">
      <style:table-cell-properties fo:border="0.0069in solid #000000" fo:padding-top="0.0194in" fo:padding-left="0.0395in" fo:padding-bottom="0.0194in" fo:padding-right="0.0395in"/>
    </style:style>
    <style:style style:name="P54" style:parent-style-name="stytable-0" style:family="paragraph">
      <style:text-properties fo:language="en" fo:country="US"/>
    </style:style>
    <style:style style:name="TableCell55" style:family="table-cell">
      <style:table-cell-properties fo:border="0.0069in solid #000000" fo:padding-top="0.0194in" fo:padding-left="0.0395in" fo:padding-bottom="0.0194in" fo:padding-right="0.0395in"/>
    </style:style>
    <style:style style:name="P56" style:parent-style-name="stytable-0" style:family="paragraph">
      <style:text-properties fo:language="en" fo:country="US"/>
    </style:style>
    <style:style style:name="TableCell57" style:family="table-cell">
      <style:table-cell-properties fo:border="0.0069in solid #000000" fo:padding-top="0.0194in" fo:padding-left="0.0395in" fo:padding-bottom="0.0194in" fo:padding-right="0.0395in"/>
    </style:style>
    <style:style style:name="P58" style:parent-style-name="stytable-0" style:family="paragraph">
      <style:text-properties fo:language="en" fo:country="US"/>
    </style:style>
    <style:style style:name="TableCell59" style:family="table-cell">
      <style:table-cell-properties fo:border="0.0069in solid #000000" fo:padding-top="0.0194in" fo:padding-left="0.0395in" fo:padding-bottom="0.0194in" fo:padding-right="0.0395in"/>
    </style:style>
    <style:style style:name="P60" style:parent-style-name="stytable-0" style:family="paragraph">
      <style:text-properties fo:language="en" fo:country="US"/>
    </style:style>
    <style:style style:name="TableCell61" style:family="table-cell">
      <style:table-cell-properties fo:border="0.0069in solid #000000" fo:padding-top="0.0194in" fo:padding-left="0.0395in" fo:padding-bottom="0.0194in" fo:padding-right="0.0395in"/>
    </style:style>
    <style:style style:name="P62" style:parent-style-name="stytable-0" style:family="paragraph">
      <style:text-properties fo:language="en" fo:country="US"/>
    </style:style>
    <style:style style:name="TableCell63" style:family="table-cell">
      <style:table-cell-properties fo:border="0.0069in solid #000000" fo:padding-top="0.0194in" fo:padding-left="0.0395in" fo:padding-bottom="0.0194in" fo:padding-right="0.0395in"/>
    </style:style>
    <style:style style:name="P64" style:parent-style-name="stytable-0" style:family="paragraph">
      <style:text-properties fo:language="en" fo:country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.0194in" fo:padding-left="0.0395in" fo:padding-bottom="0.0194in" fo:padding-right="0.0395in"/>
    </style:style>
    <style:style style:name="P67" style:parent-style-name="stytable-0" style:family="paragraph">
      <style:text-properties fo:language="en" fo:country="US"/>
    </style:style>
    <style:style style:name="TableCell68" style:family="table-cell">
      <style:table-cell-properties fo:border="0.0069in solid #000000" fo:padding-top="0.0194in" fo:padding-left="0.0395in" fo:padding-bottom="0.0194in" fo:padding-right="0.0395in"/>
    </style:style>
    <style:style style:name="P69" style:parent-style-name="stytable-0" style:family="paragraph">
      <style:text-properties fo:language="en" fo:country="US"/>
    </style:style>
    <style:style style:name="TableCell70" style:family="table-cell">
      <style:table-cell-properties fo:border="0.0069in solid #000000" fo:padding-top="0.0194in" fo:padding-left="0.0395in" fo:padding-bottom="0.0194in" fo:padding-right="0.0395in"/>
    </style:style>
    <style:style style:name="P71" style:parent-style-name="stytable-0" style:family="paragraph">
      <style:text-properties fo:language="en" fo:country="US"/>
    </style:style>
    <style:style style:name="TableCell72" style:family="table-cell">
      <style:table-cell-properties fo:border="0.0069in solid #000000" fo:padding-top="0.0194in" fo:padding-left="0.0395in" fo:padding-bottom="0.0194in" fo:padding-right="0.0395in"/>
    </style:style>
    <style:style style:name="P73" style:parent-style-name="stytable-0" style:family="paragraph">
      <style:text-properties fo:language="en" fo:country="US"/>
    </style:style>
    <style:style style:name="TableCell74" style:family="table-cell">
      <style:table-cell-properties fo:border="0.0069in solid #000000" fo:padding-top="0.0194in" fo:padding-left="0.0395in" fo:padding-bottom="0.0194in" fo:padding-right="0.0395in"/>
    </style:style>
    <style:style style:name="P75" style:parent-style-name="stytable-0" style:family="paragraph">
      <style:text-properties fo:language="en" fo:country="US"/>
    </style:style>
    <style:style style:name="TableCell76" style:family="table-cell">
      <style:table-cell-properties fo:border="0.0069in solid #000000" fo:padding-top="0.0194in" fo:padding-left="0.0395in" fo:padding-bottom="0.0194in" fo:padding-right="0.0395in"/>
    </style:style>
    <style:style style:name="P77" style:parent-style-name="stytable-0" style:family="paragraph">
      <style:text-properties fo:language="en" fo:country="US"/>
    </style:style>
    <style:style style:name="TableCell78" style:family="table-cell">
      <style:table-cell-properties fo:border="0.0069in solid #000000" fo:padding-top="0.0194in" fo:padding-left="0.0395in" fo:padding-bottom="0.0194in" fo:padding-right="0.0395in"/>
    </style:style>
    <style:style style:name="P79" style:parent-style-name="stytable-0" style:family="paragraph">
      <style:text-properties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.0194in" fo:padding-left="0.0395in" fo:padding-bottom="0.0194in" fo:padding-right="0.0395in"/>
    </style:style>
    <style:style style:name="P82" style:parent-style-name="stytable-0" style:family="paragraph">
      <style:text-properties fo:language="en" fo:country="US"/>
    </style:style>
    <style:style style:name="TableCell83" style:family="table-cell">
      <style:table-cell-properties fo:border="0.0069in solid #000000" fo:padding-top="0.0194in" fo:padding-left="0.0395in" fo:padding-bottom="0.0194in" fo:padding-right="0.0395in"/>
    </style:style>
    <style:style style:name="P84" style:parent-style-name="stytable-0" style:family="paragraph">
      <style:text-properties fo:language="en" fo:country="US"/>
    </style:style>
    <style:style style:name="TableCell85" style:family="table-cell">
      <style:table-cell-properties fo:border="0.0069in solid #000000" fo:padding-top="0.0194in" fo:padding-left="0.0395in" fo:padding-bottom="0.0194in" fo:padding-right="0.0395in"/>
    </style:style>
    <style:style style:name="P86" style:parent-style-name="stytable-0" style:family="paragraph">
      <style:text-properties fo:language="en" fo:country="US"/>
    </style:style>
    <style:style style:name="TableCell87" style:family="table-cell">
      <style:table-cell-properties fo:border="0.0069in solid #000000" fo:padding-top="0.0194in" fo:padding-left="0.0395in" fo:padding-bottom="0.0194in" fo:padding-right="0.0395in"/>
    </style:style>
    <style:style style:name="P88" style:parent-style-name="stytable-0" style:family="paragraph">
      <style:text-properties fo:language="en" fo:country="US"/>
    </style:style>
    <style:style style:name="TableCell89" style:family="table-cell">
      <style:table-cell-properties fo:border="0.0069in solid #000000" fo:padding-top="0.0194in" fo:padding-left="0.0395in" fo:padding-bottom="0.0194in" fo:padding-right="0.0395in"/>
    </style:style>
    <style:style style:name="P90" style:parent-style-name="stytable-0" style:family="paragraph">
      <style:text-properties fo:language="en" fo:country="US"/>
    </style:style>
    <style:style style:name="TableCell91" style:family="table-cell">
      <style:table-cell-properties fo:border="0.0069in solid #000000" fo:padding-top="0.0194in" fo:padding-left="0.0395in" fo:padding-bottom="0.0194in" fo:padding-right="0.0395in"/>
    </style:style>
    <style:style style:name="P92" style:parent-style-name="stytable-0" style:family="paragraph">
      <style:text-properties fo:language="en" fo:country="US"/>
    </style:style>
    <style:style style:name="TableCell93" style:family="table-cell">
      <style:table-cell-properties fo:border="0.0069in solid #000000" fo:padding-top="0.0194in" fo:padding-left="0.0395in" fo:padding-bottom="0.0194in" fo:padding-right="0.0395in"/>
    </style:style>
    <style:style style:name="P94" style:parent-style-name="stytable-0" style:family="paragraph">
      <style:text-properties fo:language="en" fo:country="US"/>
    </style:style>
    <style:style style:name="P95" style:parent-style-name="stytext" style:family="paragraph">
      <style:text-properties fo:language="en" fo:country="US"/>
    </style:style>
    <style:style style:name="P96" style:parent-style-name="stytext" style:family="paragraph">
      <style:text-properties fo:language="en" fo:country="US"/>
    </style:style>
    <style:style style:name="P97" style:parent-style-name="testo" style:family="paragraph">
      <style:paragraph-properties fo:break-before="page"/>
      <style:text-properties fo:language="en" fo:country="US"/>
    </style:style>
    <style:style style:name="P98" style:parent-style-name="stytext" style:family="paragraph">
      <style:text-properties fo:language="en" fo:country="US"/>
    </style:style>
    <style:style style:name="TableColumn100" style:family="table-column">
      <style:table-column-properties style:column-width="0.5993in" style:use-optimal-column-width="false"/>
    </style:style>
    <style:style style:name="TableColumn101" style:family="table-column">
      <style:table-column-properties style:column-width="0.8166in" style:use-optimal-column-width="false"/>
    </style:style>
    <style:style style:name="TableColumn102" style:family="table-column">
      <style:table-column-properties style:column-width="1.4666in" style:use-optimal-column-width="false"/>
    </style:style>
    <style:style style:name="TableColumn103" style:family="table-column">
      <style:table-column-properties style:column-width="3.6875in" style:use-optimal-column-width="false"/>
    </style:style>
    <style:style style:name="Table99" style:family="table">
      <style:table-properties style:width="6.5701in" fo:margin-left="0in" table: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6" style:parent-style-name="stytable-title" style:family="paragraph">
      <style:text-properties fo:language="en" fo:country="US"/>
    </style:style>
    <style:style style:name="TableCell10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8" style:parent-style-name="stytable-title" style:family="paragraph">
      <style:text-properties fo:language="en" fo:country="US"/>
    </style:style>
    <style:style style:name="TableCell109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0" style:parent-style-name="stytable-title" style:family="paragraph">
      <style:text-properties fo:language="en" fo:country="US"/>
    </style:style>
    <style:style style:name="TableCell11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2" style:parent-style-name="stytable-title" style:family="paragraph">
      <style:text-properties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.0194in" fo:padding-left="0.0395in" fo:padding-bottom="0.0194in" fo:padding-right="0.0395in"/>
    </style:style>
    <style:style style:name="P115" style:parent-style-name="stytable-0" style:family="paragraph">
      <style:text-properties fo:language="en" fo:country="US"/>
    </style:style>
    <style:style style:name="TableCell116" style:family="table-cell">
      <style:table-cell-properties fo:border="0.0069in solid #000000" fo:padding-top="0.0194in" fo:padding-left="0.0395in" fo:padding-bottom="0.0194in" fo:padding-right="0.0395in"/>
    </style:style>
    <style:style style:name="P117" style:parent-style-name="stytable-0" style:family="paragraph">
      <style:text-properties fo:language="en" fo:country="US"/>
    </style:style>
    <style:style style:name="TableCell118" style:family="table-cell">
      <style:table-cell-properties fo:border="0.0069in solid #000000" fo:padding-top="0.0194in" fo:padding-left="0.0395in" fo:padding-bottom="0.0194in" fo:padding-right="0.0395in"/>
    </style:style>
    <style:style style:name="P119" style:parent-style-name="stytable-0" style:family="paragraph">
      <style:text-properties fo:language="en" fo:country="US"/>
    </style:style>
    <style:style style:name="TableCell120" style:family="table-cell">
      <style:table-cell-properties fo:border="0.0069in solid #000000" fo:padding-top="0.0194in" fo:padding-left="0.0395in" fo:padding-bottom="0.0194in" fo:padding-right="0.0395in"/>
    </style:style>
    <style:style style:name="P121" style:parent-style-name="stytable-0" style:family="paragraph">
      <style:text-properties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fo:padding-top="0.0194in" fo:padding-left="0.0395in" fo:padding-bottom="0.0194in" fo:padding-right="0.0395in"/>
    </style:style>
    <style:style style:name="TableCell124" style:family="table-cell">
      <style:table-cell-properties fo:border="0.0069in solid #000000" fo:padding-top="0.0194in" fo:padding-left="0.0395in" fo:padding-bottom="0.0194in" fo:padding-right="0.0395in"/>
    </style:style>
    <style:style style:name="TableCell125" style:family="table-cell">
      <style:table-cell-properties fo:border="0.0069in solid #000000" fo:padding-top="0.0194in" fo:padding-left="0.0395in" fo:padding-bottom="0.0194in" fo:padding-right="0.0395in"/>
    </style:style>
    <style:style style:name="TableCell126" style:family="table-cell">
      <style:table-cell-properties fo:border="0.0069in solid #000000" fo:padding-top="0.0194in" fo:padding-left="0.0395in" fo:padding-bottom="0.0194in" fo:padding-right="0.039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fo:padding-top="0.0194in" fo:padding-left="0.0395in" fo:padding-bottom="0.0194in" fo:padding-right="0.0395in"/>
    </style:style>
    <style:style style:name="TableCell129" style:family="table-cell">
      <style:table-cell-properties fo:border="0.0069in solid #000000" fo:padding-top="0.0194in" fo:padding-left="0.0395in" fo:padding-bottom="0.0194in" fo:padding-right="0.0395in"/>
    </style:style>
    <style:style style:name="TableCell130" style:family="table-cell">
      <style:table-cell-properties fo:border="0.0069in solid #000000" fo:padding-top="0.0194in" fo:padding-left="0.0395in" fo:padding-bottom="0.0194in" fo:padding-right="0.0395in"/>
    </style:style>
    <style:style style:name="TableCell131" style:family="table-cell">
      <style:table-cell-properties fo:border="0.0069in solid #000000" fo:padding-top="0.0194in" fo:padding-left="0.0395in" fo:padding-bottom="0.0194in" fo:padding-right="0.0395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fo:padding-top="0.0194in" fo:padding-left="0.0395in" fo:padding-bottom="0.0194in" fo:padding-right="0.0395in"/>
    </style:style>
    <style:style style:name="P134" style:parent-style-name="stytable-0" style:family="paragraph">
      <style:text-properties fo:language="en" fo:country="US"/>
    </style:style>
    <style:style style:name="TableCell135" style:family="table-cell">
      <style:table-cell-properties fo:border="0.0069in solid #000000" fo:padding-top="0.0194in" fo:padding-left="0.0395in" fo:padding-bottom="0.0194in" fo:padding-right="0.0395in"/>
    </style:style>
    <style:style style:name="P136" style:parent-style-name="stytable-0" style:family="paragraph">
      <style:text-properties fo:language="en" fo:country="US"/>
    </style:style>
    <style:style style:name="TableCell137" style:family="table-cell">
      <style:table-cell-properties fo:border="0.0069in solid #000000" fo:padding-top="0.0194in" fo:padding-left="0.0395in" fo:padding-bottom="0.0194in" fo:padding-right="0.0395in"/>
    </style:style>
    <style:style style:name="P138" style:parent-style-name="stytable-0" style:family="paragraph">
      <style:text-properties fo:language="en" fo:country="US"/>
    </style:style>
    <style:style style:name="TableCell139" style:family="table-cell">
      <style:table-cell-properties fo:border="0.0069in solid #000000" fo:padding-top="0.0194in" fo:padding-left="0.0395in" fo:padding-bottom="0.0194in" fo:padding-right="0.0395in"/>
    </style:style>
    <style:style style:name="P140" style:parent-style-name="stytable-0" style:family="paragraph">
      <style:text-properties fo:language="en" fo:country="US"/>
    </style:style>
    <style:style style:name="P141" style:parent-style-name="stytext" style:family="paragraph">
      <style:text-properties fo:language="en" fo:country="US"/>
    </style:style>
    <style:style style:name="P142" style:parent-style-name="stytext" style:family="paragraph">
      <style:text-properties fo:language="en" fo:country="US"/>
    </style:style>
    <style:style style:name="P143" style:parent-style-name="Title" style:family="paragraph">
      <style:text-properties fo:font-size="14pt" style:font-size-asian="14pt" style:font-size-complex="14pt"/>
    </style:style>
    <style:style style:name="P144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5" style:parent-style-name="DefaultParagraphFont" style:family="text">
      <style:text-properties style:font-name="Calibri" fo:font-weight="normal" style:font-weight-asian="normal" fo:language="it" fo:country="IT"/>
    </style:style>
    <style:style style:name="P146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7" style:parent-style-name="DefaultParagraphFont" style:family="text">
      <style:text-properties style:font-name="Calibri" fo:font-weight="normal" style:font-weight-asian="normal" fo:language="it" fo:country="IT"/>
    </style:style>
    <style:style style:name="P148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9" style:parent-style-name="DefaultParagraphFont" style:family="text">
      <style:text-properties style:font-name="Calibri" fo:font-weight="normal" style:font-weight-asian="normal" fo:language="it" fo:country="IT"/>
    </style:style>
    <style:style style:name="P150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151" style:parent-style-name="DefaultParagraphFont" style:family="text">
      <style:text-properties style:font-name="Calibri" fo:font-size="11pt" style:font-size-asian="11pt" fo:language="it" fo:country="IT"/>
    </style:style>
    <style:style style:name="P15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153" style:parent-style-name="DefaultParagraphFont" style:family="text">
      <style:text-properties style:font-name="Calibri" fo:font-size="11pt" style:font-size-asian="11pt" fo:language="it" fo:country="IT"/>
    </style:style>
    <style:style style:name="P154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55" style:parent-style-name="DefaultParagraphFont" style:family="text">
      <style:text-properties style:font-name="Calibri" fo:font-weight="normal" style:font-weight-asian="normal" fo:language="it" fo:country="IT"/>
    </style:style>
    <style:style style:name="P156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57" style:parent-style-name="Heading1" style:master-page-name="MP1" style:list-style-name="WW_OutlineListStyle" style:family="paragraph">
      <style:paragraph-properties fo:break-before="page" style:page-number="1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P165" style:parent-style-name="stytext" style:family="paragraph">
      <style:text-properties fo:language="en" fo:country="US"/>
    </style:style>
    <style:style style:name="T166" style:parent-style-name="Hyperlink" style:family="text">
      <style:text-properties fo:language="en" fo:country="US"/>
    </style:style>
    <style:style style:name="T167" style:parent-style-name="Hyperlink" style:family="text">
      <style:text-properties fo:language="en" fo:country="US"/>
    </style:style>
    <style:style style:name="P168" style:parent-style-name="stytext" style:family="paragraph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P171" style:parent-style-name="stytext" style:family="paragraph">
      <style:text-properties fo:language="en" fo:country="US"/>
    </style:style>
    <style:style style:name="P172" style:parent-style-name="stytext" style:family="paragraph">
      <style:text-properties fo:language="en" fo:country="US"/>
    </style:style>
    <style:style style:name="P173" style:parent-style-name="stytext" style:family="paragraph">
      <style:paragraph-properties fo:text-align="start"/>
    </style:style>
    <style:style style:name="P174" style:parent-style-name="stytext" style:family="paragraph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P176" style:parent-style-name="stytext" style:family="paragraph">
      <style:text-properties fo:language="en" fo:country="US"/>
    </style:style>
    <style:style style:name="P177" style:parent-style-name="stytext" style:family="paragraph">
      <style:text-properties fo:language="en" fo:country="US"/>
    </style:style>
    <style:style style:name="P178" style:parent-style-name="stytext" style:family="paragraph">
      <style:text-properties fo:language="en" fo:country="US"/>
    </style:style>
    <style:style style:name="P179" style:parent-style-name="stytext" style:family="paragraph">
      <style:text-properties fo:language="en" fo:country="US"/>
    </style:style>
    <style:style style:name="P180" style:parent-style-name="stytext" style:family="paragraph">
      <style:text-properties fo:language="en" fo:country="US"/>
    </style:style>
    <style:style style:name="P181" style:parent-style-name="stytext" style:family="paragraph">
      <style:text-properties fo:language="en" fo:country="US"/>
    </style:style>
    <style:style style:name="P182" style:parent-style-name="stytext" style:family="paragraph">
      <style:text-properties fo:language="en" fo:country="US"/>
    </style:style>
    <style:style style:name="P183" style:parent-style-name="stytext" style:family="paragraph">
      <style:text-properties fo:language="en" fo:country="US"/>
    </style:style>
    <style:style style:name="P184" style:parent-style-name="stytext" style:family="paragraph">
      <style:text-properties fo:language="en" fo:country="US"/>
    </style:style>
    <style:style style:name="P185" style:parent-style-name="stytext" style:family="paragraph">
      <style:text-properties fo:language="en" fo:country="US"/>
    </style:style>
    <style:style style:name="P186" style:parent-style-name="stytext" style:family="paragraph">
      <style:text-properties fo:language="en" fo:country="US"/>
    </style:style>
    <style:style style:name="P187" style:parent-style-name="stytext" style:family="paragraph">
      <style:text-properties fo:language="en" fo:country="US"/>
    </style:style>
    <style:style style:name="P188" style:parent-style-name="stytext" style:list-style-name="LFO4" style:family="paragraph"/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P191" style:parent-style-name="stytext" style:list-style-name="LFO4" style:family="paragraph"/>
  </office:automatic-styles>
  <office:body>
    <office:text text:use-soft-page-breaks="true">
      <text:p text:style-name="P1">Toolchain for DSP56f807 development</text:p>
      <text:p text:style-name="P5"/>
      <text:p text:style-name="P6">It is described in here how to set up the development toolchain for applications that run on DSP56f807. It is used CodeWarrior suite, a Freescale<text:s/>product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Approval History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ersion</text:p>
          </table:table-cell>
          <table:table-cell table:style-name="TableCell42" table:number-columns-spanned="2">
            <text:p text:style-name="P43">Author</text:p>
          </table:table-cell>
          <table:covered-table-cell/>
          <table:table-cell table:style-name="TableCell44">
            <text:p text:style-name="P45">Date</text:p>
          </table:table-cell>
          <table:table-cell table:style-name="TableCell46" table:number-columns-spanned="2">
            <text:p text:style-name="P47">Approved</text:p>
          </table:table-cell>
          <table:covered-table-cell/>
          <table:table-cell table:style-name="TableCell48">
            <text:p text:style-name="P49">Date</text:p>
          </table:table-cell>
        </table:table-row>
        <table:table-row table:style-name="TableRow50">
          <table:table-cell table:style-name="TableCell51">
            <text:p text:style-name="P52">0.1</text:p>
          </table:table-cell>
          <table:table-cell table:style-name="TableCell53">
            <text:p text:style-name="P54">V.Gaggero</text:p>
          </table:table-cell>
          <table:table-cell table:style-name="TableCell55">
            <text:p text:style-name="P56">RBCS</text:p>
          </table:table-cell>
          <table:table-cell table:style-name="TableCell57">
            <text:p text:style-name="P58">30 Jun 11</text:p>
          </table:table-cell>
          <table:table-cell table:style-name="TableCell59">
            <text:p text:style-name="P60"/>
          </table:table-cell>
          <table:table-cell table:style-name="TableCell61">
            <text:p text:style-name="P62">RBC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/>
      <text:p text:style-name="P97"/>
      <text:p text:style-name="styt2tle">Revision History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Version</text:p>
          </table:table-cell>
          <table:table-cell table:style-name="TableCell107">
            <text:p text:style-name="P108">Date</text:p>
          </table:table-cell>
          <table:table-cell table:style-name="TableCell109">
            <text:p text:style-name="P110">Author</text:p>
          </table:table-cell>
          <table:table-cell table:style-name="TableCell111">
            <text:p text:style-name="P112">Comments</text:p>
          </table:table-cell>
        </table:table-row>
        <table:table-row table:style-name="TableRow113">
          <table:table-cell table:style-name="TableCell114">
            <text:p text:style-name="P115">0.1</text:p>
          </table:table-cell>
          <table:table-cell table:style-name="TableCell116">
            <text:p text:style-name="P117">30 Jun 11</text:p>
          </table:table-cell>
          <table:table-cell table:style-name="TableCell118">
            <text:p text:style-name="P119">V.Gaggero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stytable-0"/>
          </table:table-cell>
          <table:table-cell table:style-name="TableCell124">
            <text:p text:style-name="stytable-0"/>
          </table:table-cell>
          <table:table-cell table:style-name="TableCell125">
            <text:p text:style-name="stytable-0"/>
          </table:table-cell>
          <table:table-cell table:style-name="TableCell126">
            <text:p text:style-name="stytable-0"/>
          </table:table-cell>
        </table:table-row>
        <table:table-row table:style-name="TableRow127">
          <table:table-cell table:style-name="TableCell128">
            <text:p text:style-name="stytable-0"/>
          </table:table-cell>
          <table:table-cell table:style-name="TableCell129">
            <text:p text:style-name="stytable-0"/>
          </table:table-cell>
          <table:table-cell table:style-name="TableCell130">
            <text:p text:style-name="stytable-0"/>
          </table:table-cell>
          <table:table-cell table:style-name="TableCell131">
            <text:p text:style-name="stytable-0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P142"/>
      <text:p text:style-name="P143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4"><text:a xlink:href="#_Toc297649191" office:target-frame-name="_top" xlink:show="replace"><text:span text:style-name="Hyperlink">1</text:span><text:span text:style-name="T145"><text:tab/></text:span><text:span text:style-name="Hyperlink">Introduction</text:span><text:tab/>1</text:a></text:p>
          <text:p text:style-name="P146"><text:a xlink:href="#_Toc297649192" office:target-frame-name="_top" xlink:show="replace"><text:span text:style-name="Hyperlink">2</text:span><text:span text:style-name="T147"><text:tab/></text:span><text:span text:style-name="Hyperlink">How to get source code</text:span><text:tab/>1</text:a></text:p>
          <text:p text:style-name="P148"><text:a xlink:href="#_Toc297649193" office:target-frame-name="_top" xlink:show="replace"><text:span text:style-name="Hyperlink">3</text:span><text:span text:style-name="T149"><text:tab/></text:span><text:span text:style-name="Hyperlink">Toolchain for SRC compilation</text:span><text:tab/>1</text:a></text:p>
          <text:p text:style-name="P150"><text:a xlink:href="#_Toc297649194" office:target-frame-name="_top" xlink:show="replace"><text:span text:style-name="Hyperlink">3.1</text:span><text:span text:style-name="T151"><text:tab/></text:span><text:span text:style-name="Hyperlink">How to install the IDE</text:span><text:tab/>1</text:a></text:p>
          <text:p text:style-name="P152"><text:a xlink:href="#_Toc297649195" office:target-frame-name="_top" xlink:show="replace"><text:span text:style-name="Hyperlink">3.2</text:span><text:span text:style-name="T153"><text:tab/></text:span><text:span text:style-name="Hyperlink">MSL library</text:span><text:tab/>1</text:a></text:p>
          <text:p text:style-name="P154"><text:a xlink:href="#_Toc297649196" office:target-frame-name="_top" xlink:show="replace"><text:span text:style-name="Hyperlink">4</text:span><text:span text:style-name="T155"><text:tab/></text:span><text:span text:style-name="Hyperlink">Reference to other documents</text:span><text:tab/>2</text:a></text:p>
        </text:index-body>
      </text:table-of-content>
      <text:p text:style-name="P156"/>
      <text:p text:style-name="stytext"/>
      <text:h text:style-name="P157" text:outline-level="1"><text:bookmark-start text:name="_Toc254688505"/><text:bookmark-start text:name="_Toc297649191"/><text:soft-page-break/>Introduction<text:bookmark-end text:name="_Toc254688505"/><text:bookmark-end text:name="_Toc297649191"/></text:h>
      <text:p text:style-name="stytext"><text:span text:style-name="T161">It is here described how to develop and compile code for the<text:s/></text:span>56800/E Digital Signal Controllers<text:span text:style-name="T162"><text:s/>mounted on some boards of<text:s/></text:span><text:span text:style-name="T163">iCub robot,<text:s/></text:span>among which 2BLL and 4DC<text:span text:style-name="T164">.</text:span></text:p>
      <text:p text:style-name="P165">For more information about this microcontroller see:</text:p>
      <text:p text:style-name="stytext"><text:a xlink:href="http://www.freescale.com/webapp/sps/site/prod_summary.jsp?code=DSP56F807&amp;nodeId=01279562926045" office:target-frame-name="_top" xlink:show="replace"><text:span text:style-name="T166">http://www.freescale.com/webapp/sps/site/prod_summary</text:span><text:span text:style-name="T167">.jsp?code=DSP56F807&amp;nodeId=01279562926045</text:span></text:a></text:p>
      <text:p text:style-name="P168"><text:s/></text:p>
      <text:p text:style-name="stytext"><text:span text:style-name="T169">If you are interested in programming flash, refers to<text:s/></text:span><text:span text:style-name="T170"><text:bookmark-ref text:ref-name="_Ref281216386" text:reference-format="text">[1]</text:bookmark-ref></text:span></text:p>
      <text:p text:style-name="P171"/>
      <text:p text:style-name="P172"/>
      <text:h text:style-name="Heading1" text:outline-level="1"><text:bookmark-start text:name="_Toc297649192"/>How to get source code<text:bookmark-end text:name="_Toc297649192"/></text:h>
      <text:p text:style-name="P173">As all iCub software, firmaware is on sorceforge repository :<text:s/><text:a xlink:href="http://robotcub.svn.sourceforge.net/viewvc/robotcub/trunk/iCub/firmware/" office:target-frame-name="_top" xlink:show="replace"><text:span text:style-name="Hyperlink">http://robotcub.svn.sourceforge.net/viewvc/robotcub/trunk/iCub/firmware/</text:span></text:a>.</text:p>
      <text:p text:style-name="stytext">In order to download source code, you need a client SVN, for example Tortoise<text:s/><text:bookmark-ref text:ref-name="_Ref297639494" text:reference-format="text">[2]</text:bookmark-ref>.</text:p>
      <text:p text:style-name="stytext"/>
      <text:p text:style-name="stytext"/>
      <text:p text:style-name="P174"/>
      <text:h text:style-name="Heading1" text:outline-level="1"><text:bookmark-start text:name="_Toc297649193"/>Toolchain for SRC compilation<text:bookmark-end text:name="_Toc297649193"/></text:h>
      <text:p text:style-name="stytext"><text:span text:style-name="T175">The used toolchain is the Code Warrior version 8.3 Special Edition, as available free from</text:span><text:s/><text:a xlink:href="http://www.freescale.com/webapp/sps/site/prod_summary.jsp?code=DSP56F807&amp;nodeId=01279562926045" office:target-frame-name="_top" xlink:show="replace"><text:span text:style-name="Hyperlink">http://www.freescale.com/webapp/sps/site/prod_summar</text:span><text:span text:style-name="Hyperlink">y.jsp?code=DSP56F807&amp;nodeId=01279562926045</text:span></text:a></text:p>
      <text:p text:style-name="P176">The Special Edition (SE) doesn’t need license, but has a code size limitation of 64Kb; this is enough for iCub’s applications.<text:s/></text:p>
      <text:p text:style-name="P177"/>
      <text:p text:style-name="P178">The toolchain works on a Windows operating system only.</text:p>
      <text:p text:style-name="P179">Windows 7 users must update<text:s/>at Code Warrior v8.3 because prior versions don’t work properly.</text:p>
      <text:p text:style-name="P180"/>
      <text:h text:style-name="Heading2" text:outline-level="2"><text:bookmark-start text:name="_Toc297649194"/>How to install the IDE<text:bookmark-end text:name="_Toc297649194"/></text:h>
      <text:p text:style-name="P181">It is very<text:s/>easy;<text:s/>you have only follow installer’s instructions.<text:s/></text:p>
      <text:p text:style-name="P182"/>
      <text:h text:style-name="Heading2" text:outline-level="2"><text:bookmark-start text:name="_Toc297649195"/>MSL library<text:bookmark-end text:name="_Toc297649195"/></text:h>
      <text:p text:style-name="P183">At present we use a part of MSL library. Since the source code is protected by license, is important don’t publish any MSL source file, but only its compiled.<text:s/></text:p>
      <text:p text:style-name="P184">All iCub applications for dspic56f807 link libDspMathOP.lib which contains what is needed to applications.<text:s/></text:p>
      <text:p text:style-name="P185"/>
      <text:p text:style-name="P186"/>
      <text:p text:style-name="P187"/>
      <text:h text:style-name="Heading1" text:outline-level="1"><text:bookmark-start text:name="_Toc297649196"/><text:soft-page-break/>Reference to other documents<text:bookmark-end text:name="_Toc297649196"/></text:h>
      <text:list text:style-name="LFO4" text:continue-numbering="true">
        <text:list-item>
          <text:p text:style-name="P188"><text:bookmark-start text:name="_Ref281216386"/><text:span text:style-name="T189">RBCS-TOOL-BIN-001-firmware-dsp56f807.odt<text:s/></text:span><text:span text:style-name="T190">explains how to flash programming on board with<text:s/></text:span>56800/E Digital Signal Controllers.<text:s/><text:bookmark-end text:name="_Ref281216386"/>(...\firmware\documents\Dsp56f807\)</text:p>
        </text:list-item>
        <text:list-item>
          <text:p text:style-name="P191"><text:bookmark-start text:name="_Ref297639494"/>Tortoise:<text:s/><text:a xlink:href="http://tortoisesvn.net/" office:target-frame-name="_top" xlink:show="replace"><text:span text:style-name="Hyperlink">http://tortoisesvn.net/</text:span></text:a><text:bookmark-end text:name="_Ref297639494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1.1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1.4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1.7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2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2.3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paragraph-properties fo:text-align="justify"/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0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text-align="start"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text-align="start"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text-align="start"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paragraph-properties fo:text-align="start"/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default-outline-level="1">
      <style:paragraph-properties fo:break-before="page"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style:font-name="Helvetica"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158" style:parent-style-name="DefaultParagraphFont" style:family="text">
      <style:text-properties fo:language="it" fo:country="IT"/>
    </style:style>
    <style:style style:name="T159" style:parent-style-name="DefaultParagraphFont" style:family="text">
      <style:text-properties fo:language="it" fo:country="IT"/>
    </style:style>
    <style:style style:name="T160" style:parent-style-name="PageNumber" style:family="text">
      <style:text-properties style:font-name="Helvetica" fo:font-size="11pt" style:font-size-asian="11pt" style:font-size-complex="11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3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Header"><text:span text:style-name="T2"><draw:frame draw:z-index="251660288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source code – RBCS-TOOLSRC-001-firmware-dsp56f807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2336" draw:id="id1" draw:style-name="a2" draw:name="Text Box 3" text:anchor-type="paragraph" svg:x="0in" svg:y="0.00069in" svg:width="0in" svg:height="0in" style:rel-width="scale" style:rel-height="scale-min"><draw:text-box><text:p text:style-name="Footer"><text:span text:style-name="T4"><text:page-number text:fixed="false">ii</text:page-number></text:span></text:p></draw:text-box><svg:desc/></draw:frame><draw:frame draw:z-index="0" draw:id="id2" draw:style-name="a3" draw:name="Text Box 10" text:anchor-type="as-char" svg:x="0in" svg:y="0in" svg:width="2.35347in" svg:height="0.24792in" style:rel-width="scale" style:rel-height="scale"><draw:text-box draw:chain-next-name="Text Box 10"><text:p text:style-name="stytemplate-revision">RBCS-TOOL-SRC v. 0.1</text:p></draw:text-box><svg:desc/></draw:frame></text:p>
      </style:footer>
    </style:master-page>
    <style:master-page style:name="MP1" style:page-layout-name="PL1">
      <style:header>
        <text:p text:style-name="Header"><text:span text:style-name="T158"><draw:frame draw:z-index="251664384" draw:id="id3" draw:style-name="a4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source code – RBCS-TOOLSRC-001-firmware-dsp56f807</text:p></draw:text-box><svg:desc/></draw:frame></text:span><text:span text:style-name="T159"><draw:frame draw:style-name="a5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6432" draw:id="id4" draw:style-name="a6" draw:name="Text Box 6" text:anchor-type="paragraph" svg:x="0in" svg:y="0.00069in" svg:width="0in" svg:height="0in" style:rel-width="scale" style:rel-height="scale-min"><draw:text-box><text:p text:style-name="Footer"><text:span text:style-name="T160"><text:page-number text:fixed="false">2</text:page-number></text:span></text:p></draw:text-box><svg:desc/></draw:frame><draw:frame draw:z-index="0" draw:id="id5" draw:style-name="a7" draw:name="Text Box 9" text:anchor-type="as-char" svg:x="0in" svg:y="0in" svg:width="2.35347in" svg:height="0.24792in" style:rel-width="scale" style:rel-height="scale"><draw:text-box draw:chain-next-name="Text Box 9"><text:p text:style-name="stytemplate-revision">RBCS-TOOL-SRC v. 0.1</text:p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Marco Accame</meta:initial-creator>
    <dc:creator>user</dc:creator>
    <meta:creation-date>2011-07-05T15:12:00Z</meta:creation-date>
    <dc:date>2011-07-06T10:17:00Z</dc:date>
    <meta:print-date>2010-01-20T18:52:00Z</meta:print-date>
    <meta:template xlink:href="Normal.dotm" xlink:type="simple"/>
    <meta:editing-cycles>3</meta:editing-cycles>
    <meta:editing-duration>PT60S</meta:editing-duration>
    <meta:user-defined meta:name="Argomento">Home Automation</meta:user-defined>
    <meta:document-statistic meta:page-count="4" meta:paragraph-count="5" meta:word-count="436" meta:character-count="2917" meta:row-count="20" meta:non-whitespace-character-count="2486"/>
  </office:meta>
</office:document-meta>
</file>